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ArgumentTypeMismatchExce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rgumentTypeMismatchException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rgumentTypeMismatchException.MethodArgumentTypeMismatchException( @ Nullable Object value , @ Nullable Class &lt; ? &gt; requiredType , String name , MethodParameter param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